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94298837418198350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65943790902439091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13974077616355606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71465189298172955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77255156701613633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7501102308562702115"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70654863144371249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65892811529196254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1331568" text:continue-list="list570654863144371249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84032922975868800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34360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33333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1338090"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1329841"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340135"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9819160665942253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87255416025835968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03063306105097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325404"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13689492651774706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86215287914289145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11486529385960305" text:style-name="L15">
        <text:list-item>
          <text:list>
            <text:list-header>
              <text:p text:style-name="P184">1.5 miles averaging about 9:40/mile and rest 1 min</text:p>
            </text:list-header>
          </text:list>
        </text:list-item>
      </text:list>
      <text:p text:style-name="P24">1 mile in 8:26 and rest 2 min</text:p>
      <text:list xml:id="list372101721944026617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83500137182524418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35419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563802308002629678"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5388293738083142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8241110261437780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1331249" text:continue-list="list953882937380831420" text:style-name="L19">
        <text:list-item>
          <text:list>
            <text:list-header>
              <text:p text:style-name="P188">(Pace*HR)=1240</text:p>
            </text:list-header>
          </text:list>
        </text:list-item>
      </text:list>
      <text:list xml:id="list41340277" text:continue-list="list6563802308002629678" text:style-name="L18">
        <text:list-item>
          <text:list>
            <text:list-header>
              <text:p text:style-name="P187">2 miles at 10:46/mile Ave HR= 121 bpm and rest a few minutes</text:p>
            </text:list-header>
          </text:list>
        </text:list-item>
      </text:list>
      <text:list xml:id="list41347345" text:continue-list="list4133124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1348271"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90600193069147255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331715095115815170"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53736082422648093"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37250692323763586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529839765908498956"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36611929225781186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1347720"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35006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96749023689234738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65483773824229204"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58120649929729803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582766907503562020"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4781434645230213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06006447029404864" text:style-name="L32">
        <text:list-item>
          <text:list>
            <text:list-header>
              <text:p text:style-name="P198">0.25 miles in 2:54</text:p>
              <text:p text:style-name="P198">1 mile in 9:21 going faster as I ran and ending at around 8:30 pace</text:p>
            </text:list-header>
          </text:list>
        </text:list-item>
      </text:list>
      <text:list xml:id="list3622482370381610350"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73021757666314349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6986039431312860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21141338425279454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33983691592087091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12851382235743798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text:soft-page-break/>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831507964283931882"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ext:soft-page-break/>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03T21:08:10.37</dc:date>
    <dc:creator>James Lombardi</dc:creator>
    <meta:editing-duration>P29DT11H33M55S</meta:editing-duration>
    <meta:editing-cycles>2209</meta:editing-cycles>
    <meta:generator>OpenOffice/4.1.2$Win32 OpenOffice.org_project/412m3$Build-9782</meta:generator>
    <meta:document-statistic meta:table-count="0" meta:image-count="9" meta:object-count="0" meta:page-count="218" meta:paragraph-count="6397" meta:word-count="68923" meta:character-count="352510"/>
  </office:meta>
</office:document-meta>
</file>